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e city began as a mining settlement on a distant planet. As human expansion spread across space the city was no longer on the outskirts of settled land, but instead became a hub of activity, commerce and high society. More time passed and as further expansion occurred, central government became more and more distant. The city was formerly governed by what was initially the corporate board of the mining company that co-ordinated the settlement and later transformed into a collective of industry leaders. But the rule of law declined and inequality grew. As the city declined, so did it's leadership, with gangsters infiltrating leadership and consuming the city. Events at the top were largely unknown to the people of the city. The mega-city is now under an oligarchic cartel type leadership, with rival factions competing</text:p>
      <text:p text:style-name="Preformatted_20_Text"/>
      <text:p text:style-name="Preformatted_20_Text">planet always in night except for sunset <text:s/>glow at certain times</text:p>
      <text:p text:style-name="Preformatted_20_Text"/>
      <text:p text:style-name="Preformatted_20_Text">possibly antagonists doing human clon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0" meta:object-count="0" meta:page-count="1" meta:paragraph-count="3" meta:word-count="151" meta:character-count="932" meta:non-whitespace-character-count="783"/>
    <meta:generator>LibreOffice/7.4.5.1$Windows_X86_64 LibreOffice_project/9c0871452b3918c1019dde9bfac75448afc4b57f</meta:generator>
  </office:meta>
</office:document-meta>
</file>